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6957f" officeooo:paragraph-rsid="0006957f"/>
    </style:style>
    <style:style style:name="P2" style:family="paragraph" style:parent-style-name="Standard">
      <style:paragraph-properties fo:text-align="center" style:justify-single-word="false"/>
      <style:text-properties officeooo:rsid="0006957f" officeooo:paragraph-rsid="0006957f"/>
    </style:style>
    <style:style style:name="P3" style:family="paragraph" style:parent-style-name="Standard">
      <style:text-properties fo:font-style="italic" officeooo:rsid="0006957f" officeooo:paragraph-rsid="0006957f" style:font-style-asian="italic" style:font-style-complex="italic"/>
    </style:style>
    <style:style style:name="P4" style:family="paragraph" style:parent-style-name="Standard">
      <style:text-properties officeooo:rsid="0007a6dd" officeooo:paragraph-rsid="0007a6dd"/>
    </style:style>
    <style:style style:name="P5" style:family="paragraph" style:parent-style-name="Standard">
      <style:text-properties officeooo:rsid="0007b250" officeooo:paragraph-rsid="0007b250"/>
    </style:style>
    <style:style style:name="P6" style:family="paragraph" style:parent-style-name="Standard" style:list-style-name="L1">
      <style:text-properties officeooo:paragraph-rsid="0007b250"/>
    </style:style>
    <style:style style:name="P7" style:family="paragraph" style:parent-style-name="Standard">
      <style:text-properties officeooo:rsid="000a0ca8" officeooo:paragraph-rsid="000a0ca8"/>
    </style:style>
    <style:style style:name="P8" style:family="paragraph" style:parent-style-name="Standard">
      <style:text-properties officeooo:rsid="000b7e9c" officeooo:paragraph-rsid="000b7e9c"/>
    </style:style>
    <style:style style:name="P9" style:family="paragraph">
      <style:paragraph-properties fo:text-align="center"/>
    </style:style>
    <style:style style:name="P10" style:family="paragraph">
      <loext:graphic-properties draw:fill-color="#9900ff"/>
      <style:paragraph-properties fo:text-align="center"/>
      <style:text-properties fo:font-size="12pt"/>
    </style:style>
    <style:style style:name="P11" style:family="paragraph">
      <loext:graphic-properties draw:fill-color="#ffffff"/>
      <style:paragraph-properties fo:text-align="center"/>
      <style:text-properties fo:font-size="12pt"/>
    </style:style>
    <style:style style:name="T1" style:family="text">
      <style:text-properties fo:color="#9900ff"/>
    </style:style>
    <style:style style:name="T2" style:family="text">
      <style:text-properties officeooo:rsid="0007b250"/>
    </style:style>
    <style:style style:name="T3" style:family="text">
      <style:text-properties officeooo:rsid="0008d695"/>
    </style:style>
    <style:style style:name="T4" style:family="text">
      <style:text-properties officeooo:rsid="000b7e9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402in" svg:stroke-color="#000000" draw:marker-start-width="0.1984in" draw:marker-end="Arrowheads_20_1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02in" svg:stroke-color="#000000" draw:marker-start="Arrowheads_20_1" draw:marker-start-width="0.1984in" draw:marker-end="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402in" svg:stroke-color="#000000" draw:marker-start="" draw:marker-start-width="0.1984in" draw:marker-end="Arrowheads_20_1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402in" svg:stroke-color="#000000" draw:marker-start="Arrowheads_20_1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402in" svg:stroke-color="#9900ff" draw:marker-start="" draw:marker-start-width="0.1984in" draw:marker-end="Arrowheads_20_1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402in" svg:stroke-color="#9900ff" draw:marker-start="Arrowheads_20_1" draw:marker-start-width="0.1984in" draw:marker-end="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9900ff" draw:textarea-horizontal-align="justify" draw:textarea-vertical-align="middle" draw:auto-grow-height="false" fo:min-height="0.1571in" fo:min-width="0.157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0402in" svg:stroke-color="#9900ff" draw:marker-start-width="0.1984in" draw:marker-end="Arrowheads_20_1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571in" fo:min-width="0.157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374in" fo:min-width="0.1374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cyclic Hexagons</text:p>
      <text:p text:style-name="P2">by Sven Nilsen, 2020</text:p>
      <text:p text:style-name="P1"/>
      <text:p text:style-name="P3">In this paper I represent cocyclic hexagons using the theory of cocyclic graphs.</text:p>
      <text:p text:style-name="P1"/>
      <text:p text:style-name="P1">A cocyclic hexagon is one of the of the following four directed graphs:</text:p>
      <text:p text:style-name="P1"><draw:line text:anchor-type="paragraph" draw:z-index="0" draw:name="Shape1" draw:style-name="gr1" draw:text-style-name="P9" svg:x1="0.8563in" svg:y1="1.628in" svg:x2="1.6201in" svg:y2="1.628in"><text:p/></draw:line><draw:line text:anchor-type="paragraph" draw:z-index="1" draw:name="Shape1" draw:style-name="gr2" draw:text-style-name="P9" svg:x1="0.8563in" svg:y1="1.6276in" svg:x2="0.5882in" svg:y2="1.0374in"><text:p/></draw:line><draw:line text:anchor-type="paragraph" draw:z-index="2" draw:name="Shape1" draw:style-name="gr3" draw:text-style-name="P9" svg:x1="0.8799in" svg:y1="0.4701in" svg:x2="0.5882in" svg:y2="1.0374in"><text:p/></draw:line><draw:line text:anchor-type="paragraph" draw:z-index="3" draw:name="Shape1" draw:style-name="gr4" draw:text-style-name="P9" svg:x1="0.8799in" svg:y1="0.4701in" svg:x2="1.6437in" svg:y2="0.4701in"><text:p/></draw:line><draw:line text:anchor-type="paragraph" draw:z-index="4" draw:name="Shape1" draw:style-name="gr1" draw:text-style-name="P9" svg:x1="1.9118in" svg:y1="1.0602in" svg:x2="1.6437in" svg:y2="0.4701in"><text:p/></draw:line><draw:line text:anchor-type="paragraph" draw:z-index="5" draw:name="Shape1" draw:style-name="gr2" draw:text-style-name="P9" svg:x1="1.9118in" svg:y1="1.0602in" svg:x2="1.6201in" svg:y2="1.6276in"><text:p/></draw:line><draw:line text:anchor-type="paragraph" draw:z-index="6" draw:name="Shape1" draw:style-name="gr1" draw:text-style-name="P9" svg:x1="2.4311in" svg:y1="1.6201in" svg:x2="3.1949in" svg:y2="1.6201in"><text:p/></draw:line><draw:line text:anchor-type="paragraph" draw:z-index="7" draw:name="Shape1" draw:style-name="gr5" draw:text-style-name="P9" svg:x1="2.4315in" svg:y1="1.6201in" svg:x2="2.1634in" svg:y2="1.0299in"><text:p/></draw:line><draw:line text:anchor-type="paragraph" draw:z-index="8" draw:name="Shape1" draw:style-name="gr2" draw:text-style-name="P9" svg:x1="2.4551in" svg:y1="0.4626in" svg:x2="2.1634in" svg:y2="1.0299in"><text:p/></draw:line><draw:line text:anchor-type="paragraph" draw:z-index="9" draw:name="Shape1" draw:style-name="gr4" draw:text-style-name="P9" svg:x1="2.4547in" svg:y1="0.4626in" svg:x2="3.2185in" svg:y2="0.4626in"><text:p/></draw:line><draw:line text:anchor-type="paragraph" draw:z-index="10" draw:name="Shape1" draw:style-name="gr5" draw:text-style-name="P9" svg:x1="3.487in" svg:y1="1.0528in" svg:x2="3.2189in" svg:y2="0.4626in"><text:p/></draw:line><draw:line text:anchor-type="paragraph" draw:z-index="11" draw:name="Shape1" draw:style-name="gr3" draw:text-style-name="P9" svg:x1="3.487in" svg:y1="1.0528in" svg:x2="3.1953in" svg:y2="1.6201in"><text:p/></draw:line><draw:line text:anchor-type="paragraph" draw:z-index="12" draw:name="Shape1" draw:style-name="gr4" draw:text-style-name="P9" svg:x1="3.9827in" svg:y1="1.628in" svg:x2="4.7465in" svg:y2="1.628in"><text:p/></draw:line><draw:line text:anchor-type="paragraph" draw:z-index="13" draw:name="Shape1" draw:style-name="gr6" draw:text-style-name="P9" svg:x1="3.9827in" svg:y1="1.6276in" svg:x2="3.7146in" svg:y2="1.0374in"><text:p/></draw:line><draw:line text:anchor-type="paragraph" draw:z-index="14" draw:name="Shape1" draw:style-name="gr3" draw:text-style-name="P9" svg:x1="4.0063in" svg:y1="0.4701in" svg:x2="3.7146in" svg:y2="1.0374in"><text:p/></draw:line><draw:line text:anchor-type="paragraph" draw:z-index="15" draw:name="Shape1" draw:style-name="gr1" draw:text-style-name="P9" svg:x1="4.0063in" svg:y1="0.4701in" svg:x2="4.7701in" svg:y2="0.4701in"><text:p/></draw:line><draw:line text:anchor-type="paragraph" draw:z-index="16" draw:name="Shape1" draw:style-name="gr6" draw:text-style-name="P9" svg:x1="5.0382in" svg:y1="1.0602in" svg:x2="4.7701in" svg:y2="0.4701in"><text:p/></draw:line><draw:line text:anchor-type="paragraph" draw:z-index="17" draw:name="Shape1" draw:style-name="gr2" draw:text-style-name="P9" svg:x1="5.0382in" svg:y1="1.0602in" svg:x2="4.7465in" svg:y2="1.6276in"><text:p/></draw:line><draw:line text:anchor-type="paragraph" draw:z-index="18" draw:name="Shape1" draw:style-name="gr1" draw:text-style-name="P9" svg:x1="5.5181in" svg:y1="1.628in" svg:x2="6.2819in" svg:y2="1.628in"><text:p/></draw:line><draw:line text:anchor-type="paragraph" draw:z-index="19" draw:name="Shape1" draw:style-name="gr3" draw:text-style-name="P9" svg:x1="5.5181in" svg:y1="1.6276in" svg:x2="5.25in" svg:y2="1.0374in"><text:p/></draw:line><draw:line text:anchor-type="paragraph" draw:z-index="20" draw:name="Shape1" draw:style-name="gr4" draw:text-style-name="P9" svg:x1="5.5417in" svg:y1="0.4701in" svg:x2="5.25in" svg:y2="1.0374in"><text:p/></draw:line><draw:line text:anchor-type="paragraph" draw:z-index="21" draw:name="Shape1" draw:style-name="gr1" draw:text-style-name="P9" svg:x1="5.5417in" svg:y1="0.4701in" svg:x2="6.3055in" svg:y2="0.4701in"><text:p/></draw:line><draw:line text:anchor-type="paragraph" draw:z-index="22" draw:name="Shape1" draw:style-name="gr3" draw:text-style-name="P9" svg:x1="6.5736in" svg:y1="1.0602in" svg:x2="6.3055in" svg:y2="0.4701in"><text:p/></draw:line><draw:line text:anchor-type="paragraph" draw:z-index="23" draw:name="Shape1" draw:style-name="gr4" draw:text-style-name="P9" svg:x1="6.5736in" svg:y1="1.0602in" svg:x2="6.2819in" svg:y2="1.6276in"><text:p/></draw:line></text:p>
      <text:p text:style-name="P1"><draw:custom-shape text:anchor-type="paragraph" draw:z-index="29" draw:name="Shape2" draw:style-name="gr9" draw:text-style-name="P11" svg:width="0.2213in" svg:height="0.2213in" svg:x="2.3598in" svg:y="0.156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Shape2" draw:style-name="gr10" draw:text-style-name="P11" svg:width="0.2213in" svg:height="0.2213in" svg:x="3.9028in" svg:y="0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line text:anchor-type="paragraph" draw:z-index="25" draw:name="Shape1" draw:style-name="gr8" draw:text-style-name="P9" svg:x1="5.5181in" svg:y1="1.2441in" svg:x2="6.3055in" svg:y2="0.0866in"><text:p/></draw:line></text:p>
      <text:p text:style-name="P1"/>
      <text:p text:style-name="P1"><draw:custom-shape text:anchor-type="paragraph" draw:z-index="24" draw:name="Shape2" draw:style-name="gr7" draw:text-style-name="P10" svg:width="0.2213in" svg:height="0.2213in" svg:x="1.148in" svg:y="0.16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Shape2" draw:style-name="gr9" draw:text-style-name="P11" svg:width="0.2213in" svg:height="0.2213in" svg:x="3.3598in" svg:y="0.187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name="Shape2" draw:style-name="gr10" draw:text-style-name="P11" svg:width="0.2213in" svg:height="0.2213in" svg:x="4.9102in" svg:y="0.17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><draw:custom-shape text:anchor-type="paragraph" draw:z-index="26" draw:name="Shape2" draw:style-name="gr9" draw:text-style-name="P11" svg:width="0.2213in" svg:height="0.2213in" svg:x="3.0689in" svg:y="0.16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Shape2" draw:style-name="gr9" draw:text-style-name="P11" svg:width="0.2213in" svg:height="0.2213in" svg:x="2.3362in" svg:y="0.17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Shape2" draw:style-name="gr10" draw:text-style-name="P11" svg:width="0.2213in" svg:height="0.2213in" svg:x="3.8709in" svg:y="0.1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name="Shape2" draw:style-name="gr10" draw:text-style-name="P11" svg:width="0.2213in" svg:height="0.2213in" svg:x="4.6272in" svg:y="0.14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4">The sum of vectors is colored in <text:span text:style-name="T1">purple</text:span> from left to right: Zero, sum, sum, twice the diagonal.</text:p>
      <text:p text:style-name="P5"/>
      <text:p text:style-name="P5">In the case of the two center graphs, the sum only holds if the <text:span text:style-name="T3">hexagon is symmetric.</text:span></text:p>
      <text:p text:style-name="P7">When the hexagon is asymmetric, the sum depends on the white dots.</text:p>
      <text:p text:style-name="P8">Notice the arrows interpreted as symmetric sum can change without changing the sum.</text:p>
      <text:p text:style-name="P4"/>
      <text:p text:style-name="P8">The cocyclic hexagons are the simplest cocyclic N-gons that are not unique.</text:p>
      <text:p text:style-name="P4"/>
      <text:p text:style-name="P5">By flipping all arrows, one can get the inverse graph:</text:p>
      <text:p text:style-name="P4"/>
      <text:list xml:id="list4355945630377217016" text:style-name="L1">
        <text:list-item>
          <text:p text:style-name="P6"><text:span text:style-name="T2">The leftmost cocyclic hexagon is its own inverse</text:span></text:p>
        </text:list-item>
        <text:list-item>
          <text:p text:style-name="P6"><text:span text:style-name="T2">The two center cocyclic hexagons are inverse to each other</text:span></text:p>
        </text:list-item>
        <text:list-item>
          <text:p text:style-name="P6"><text:span text:style-name="T2">The rightmost cocyclic hexagon is its own inverse</text:span></text:p>
        </text:list-item>
      </text:list>
      <text:p text:style-name="P5"/>
      <text:p text:style-name="P7">A cocyclic hexagon is constructed from a cocyclic pentagon using any single edge.</text:p>
      <text:p text:style-name="P7">Th<text:span text:style-name="T4">is is</text:span> left as an exercise to the read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9:06:37.340252000</meta:creation-date>
    <dc:date>2020-03-27T20:27:25.029755000</dc:date>
    <meta:editing-duration>PT9M6S</meta:editing-duration>
    <meta:editing-cycles>1</meta:editing-cycles>
    <meta:document-statistic meta:table-count="0" meta:image-count="0" meta:object-count="0" meta:page-count="1" meta:paragraph-count="15" meta:word-count="165" meta:character-count="927" meta:non-whitespace-character-count="780"/>
    <meta:generator>LibreOffice/5.1.2.2$MacOSX_X86_64 LibreOffice_project/d3bf12ecb743fc0d20e0be0c58ca359301eb705f</meta:generator>
  </office:meta>
</office:document-meta>
</file>